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egean" svg:font-family="Aegean" style:font-pitch="variable"/>
    <style:font-face style:name="Calibri1" svg:font-family="Calibri" style:font-pitch="variable"/>
    <style:font-face style:name="Calibri Light" svg:font-family="'Calibri Light'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Calibri Light"/>
    </style:style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>
      <style:text-properties officeooo:paragraph-rsid="00176885"/>
    </style:style>
    <style:style style:name="T1" style:family="text">
      <style:text-properties officeooo:rsid="00158da4"/>
    </style:style>
    <style:style style:name="T2" style:family="text">
      <style:text-properties style:font-name="Calibri Light"/>
    </style:style>
    <style:style style:name="T3" style:family="text">
      <style:text-properties style:font-name="Calibri Light" officeooo:rsid="00158da4"/>
    </style:style>
    <style:style style:name="T4" style:family="text">
      <style:text-properties style:font-name="Calibri Light" officeooo:rsid="00170962"/>
    </style:style>
    <style:style style:name="T5" style:family="text">
      <style:text-properties style:font-name="Calibri Light" officeooo:rsid="00176885"/>
    </style:style>
    <style:style style:name="T6" style:family="text">
      <style:text-properties style:font-name="Calibri1"/>
    </style:style>
    <style:style style:name="T7" style:family="text">
      <style:text-properties style:font-name="Calibri1" officeooo:rsid="00158da4"/>
    </style:style>
    <style:style style:name="T8" style:family="text">
      <style:text-properties style:font-name="Calibri1" officeooo:rsid="00170962"/>
    </style:style>
    <style:style style:name="T9" style:family="text">
      <style:text-properties style:font-name="Calibri1" officeooo:rsid="00176885"/>
    </style:style>
    <style:style style:name="T10" style:family="text">
      <style:text-properties style:font-name="Calibri1" style:text-underline-style="solid" style:text-underline-width="auto" style:text-underline-color="font-color"/>
    </style:style>
    <style:style style:name="T11" style:family="text">
      <style:text-properties style:font-name="Calibri1" style:text-underline-style="solid" style:text-underline-width="auto" style:text-underline-color="font-color" officeooo:rsid="00176885"/>
    </style:style>
    <style:style style:name="T12" style:family="text">
      <style:text-properties officeooo:rsid="00170962"/>
    </style:style>
    <style:style style:name="T13" style:family="text">
      <style:text-properties officeooo:rsid="001768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ache Konfiguration Centos 7</text:p>
      <text:p text:style-name="Standard"/>
      <text:p text:style-name="Standard">Anleitung Teil 1:</text:p>
      <text:p text:style-name="Standard"><text:a xlink:type="simple" xlink:href="https://www.digitalocean.com/community/tutorials/how-to-set-up-apache-virtual-hosts-on-centos-7" text:style-name="Internet_20_link" text:visited-style-name="Visited_20_Internet_20_Link">https://www.digitalocean.com/community/tutorials/how-to-set-up-apache-virtual-hosts-on-centos-7</text:a></text:p>
      <text:p text:style-name="Standard"/>
      <text:p text:style-name="Standard"/>
      <text:list xml:id="list935261162260437689" text:style-name="L2">
        <text:list-item>
          <text:p text:style-name="P2">Erstellen von Ordnern für die neue Website: </text:p>
          <text:p text:style-name="P1">sudo mkdir -P /var/www/Ordner_Log/Ordner_Site</text:p>
        </text:list-item>
        <text:list-item>
          <text:p text:style-name="P2">Rechte am betreffenden Ordner ändern und auf den aktuellen Nutzer zuweisen:</text:p>
          <text:p text:style-name="P2"><text:span text:style-name="Source_20_Text"><text:span text:style-name="T2">sudo chown -R $USER:$USER /var/www/</text:span></text:span><text:span text:style-name="Source_20_Text"><text:span text:style-name="T3">Ordner_Log</text:span></text:span><text:span text:style-name="Source_20_Text"><text:span text:style-name="T2">/</text:span></text:span><text:span text:style-name="Source_20_Text"><text:span text:style-name="T3">Ordner_Site</text:span></text:span></text:p>
        </text:list-item>
        <text:list-item>
          <text:p text:style-name="P2"><text:span text:style-name="Source_20_Text"><text:span text:style-name="T6">Allgemeine Leserechte für die betroffenen Ordner gewähren</text:span></text:span></text:p>
          <text:p text:style-name="P2"><text:span text:style-name="Source_20_Text"><text:span text:style-name="T2">sudo chmod <text:s/>-R 755 /var/www</text:span></text:span></text:p>
        </text:list-item>
        <text:list-item>
          <text:p text:style-name="P2"><text:span text:style-name="Source_20_Text"><text:span text:style-name="T6">Erstellen des Ordners </text:span></text:span><text:span text:style-name="Source_20_Text"><text:span text:style-name="T2">/etc/httpd/sites-available</text:span></text:span><text:span text:style-name="Source_20_Text"><text:span text:style-name="T6"> </text:span></text:span></text:p>
        </text:list-item>
        <text:list-item>
          <text:p text:style-name="P2"><text:span text:style-name="Source_20_Text"><text:span text:style-name="T6">Erstellen des Ordner </text:span></text:span><text:span text:style-name="Source_20_Text"><text:span text:style-name="T2">/etc/httpd/sites-enabled</text:span></text:span></text:p>
        </text:list-item>
        <text:list-item>
          <text:p text:style-name="P2"><text:span text:style-name="Source_20_Text"><text:span text:style-name="T7">Erstellen der VirtualHost Konfigurations-Datei mit folgendem Inhalt in </text:span></text:span><text:span text:style-name="Source_20_Text"><text:span text:style-name="T3">/etc/httpd/sites-available</text:span></text:span><text:span text:style-name="Source_20_Text"><text:span text:style-name="T7">:</text:span></text:span></text:p>
        </text:list-item>
      </text:list>
      <text:p text:style-name="Standard"><text:span text:style-name="Source_20_Text"><text:span text:style-name="T2">1 &lt;VirtualHost *:80&gt;</text:span></text:span></text:p>
      <text:p text:style-name="Standard"><text:span text:style-name="Source_20_Text"><text:span text:style-name="T2"><text:s text:c="6"/>2 <text:s text:c="8"/>ServerName www.org-cow-breeding.router_of_thomas</text:span></text:span></text:p>
      <text:p text:style-name="Standard"><text:span text:style-name="Source_20_Text"><text:span text:style-name="T2"><text:s text:c="6"/>3 <text:s text:c="8"/>ServerAlias org-cow-breeding.router_of_thomas</text:span></text:span></text:p>
      <text:p text:style-name="Standard"><text:span text:style-name="Source_20_Text"><text:span text:style-name="T2"><text:s text:c="6"/>4 <text:s text:c="8"/>ServerAdmin thomas.rahimi@openmailbox.org</text:span></text:span></text:p>
      <text:p text:style-name="Standard"><text:span text:style-name="Source_20_Text"><text:span text:style-name="T2"><text:s text:c="6"/>5 <text:s text:c="8"/>DocumentRoot /var/www/org-cow-breeding.router_of_thomas/content</text:span></text:span></text:p>
      <text:p text:style-name="Standard"><text:span text:style-name="Source_20_Text"><text:span text:style-name="T2"><text:s text:c="6"/>6 <text:s text:c="8"/>ErrorDocument 404 /var/www/org-cow-breeding.router_of_thomas/content/error.php</text:span></text:span></text:p>
      <text:p text:style-name="Standard"><text:span text:style-name="Source_20_Text"><text:span text:style-name="T2"><text:s text:c="6"/>7 <text:s text:c="8"/>DirectoryIndex /var/www/org-cow-breeding.router_of_thomas/content/login.php</text:span></text:span></text:p>
      <text:p text:style-name="Standard"><text:span text:style-name="Source_20_Text"><text:span text:style-name="T2"><text:s text:c="6"/>8 <text:s text:c="8"/>ErrorLog /var/www/org-cow-breeding.router_of_thomas/error.log</text:span></text:span></text:p>
      <text:p text:style-name="Standard"><text:span text:style-name="Source_20_Text"><text:span text:style-name="T2"><text:s text:c="6"/>9 <text:s text:c="8"/>CustomLog /var/www/org-cow-breeding.router_of_thomas/requests.log combined</text:span></text:span></text:p>
      <text:p text:style-name="Standard"><text:span text:style-name="Source_20_Text"><text:span text:style-name="T2"><text:s text:c="5"/>10 &lt;/VirtualHost&gt;</text:span></text:span></text:p>
      <text:list xml:id="list3844755931413586718" text:style-name="L4">
        <text:list-item>
          <text:p text:style-name="P3"><text:span text:style-name="Source_20_Text"><text:span text:style-name="T6">Anfügen einer Zeile in die Datei </text:span></text:span><text:span text:style-name="Source_20_Text"><text:span text:style-name="T2">/etc/httpd/conf/httpd.conf:</text:span></text:span></text:p>
          <text:p text:style-name="P3"><text:span text:style-name="Source_20_Text"><text:span text:style-name="T2">IncludeOptional sites-enabled/*.conf</text:span></text:span></text:p>
        </text:list-item>
        <text:list-item>
          <text:p text:style-name="P3"><text:span text:style-name="Source_20_Text"><text:span text:style-name="T6">Erstellen eines harten Links der VirtualHost Konfigurations-Datei auf </text:span></text:span><text:span text:style-name="Source_20_Text"><text:span text:style-name="T2">/etc/httpd/sites-enabled</text:span></text:span><text:span text:style-name="Source_20_Text"><text:span text:style-name="T6">:</text:span></text:span></text:p>
          <text:p text:style-name="P3"><text:span text:style-name="Source_20_Text"><text:span text:style-name="T2">sudo ln -s /etc/httpd/sites-available/site.conf /etc/httpd/sites-enabled/site.conf</text:span></text:span></text:p>
        </text:list-item>
      </text:list>
      <text:p text:style-name="Standard"><text:span text:style-name="Source_20_Text"><text:span text:style-name="T6"/></text:span></text:p>
      <text:p text:style-name="Standard"><text:span text:style-name="Source_20_Text"><text:span text:style-name="T10">Rechtevergabe:</text:span></text:span><text:span text:style-name="Source_20_Text"><text:span text:style-name="T6"> </text:span></text:span></text:p>
      <text:p text:style-name="Standard"><text:a xlink:type="simple" xlink:href="https://serverfault.com/questions/787614/apache-doesnt-start-after-virtualhost-setup-centos7" text:style-name="Internet_20_link" text:visited-style-name="Visited_20_Internet_20_Link"><text:span text:style-name="Source_20_Text"><text:span text:style-name="T6">https://serverfault.com/questions/787614/apache-doesnt-start-after-virtualhost-setup-centos7</text:span></text:span></text:a><text:span text:style-name="Source_20_Text"><text:span text:style-name="T6"> → letzte Lösung</text:span></text:span></text:p>
      <text:p text:style-name="Standard"><text:span text:style-name="Source_20_Text"><text:span text:style-name="T6">Kofler: Seite 1171-1172</text:span></text:span></text:p>
      <text:p text:style-name="Standard"><text:span text:style-name="Source_20_Text"/></text:p>
      <text:p text:style-name="Standard"><text:span text:style-name="Source_20_Text"><text:span text:style-name="T9">Kofler: <text:s/></text:span></text:span><text:span text:style-name="Source_20_Text"><text:span text:style-name="T5">chcon -R system_u:object_r:httpd_sys_content_t:s0 /mein-web-verzeichnis</text:span></text:span></text:p>
      <text:p text:style-name="Standard"><text:span text:style-name="Source_20_Text"><text:span text:style-name="T9">Web: </text:span></text:span><text:span text:style-name="Source_20_Text"><text:span text:style-name="T5">sudo chcon -t httpd_log_t /var/www/vhost.com/Ordner_Log /var/www/vhost.com/Ordner_Log</text:span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11">Start des Webserver: </text:span></text:span></text:p>
      <text:p text:style-name="P4"><text:span text:style-name="Source_20_Text"><text:span text:style-name="T5">sudo apachectl restar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egean" svg:font-family="Aegean" style:font-pitch="variable"/>
    <style:font-face style:name="Calibri1" svg:font-family="Calibri" style:font-pitch="variable"/>
    <style:font-face style:name="Calibri Light" svg:font-family="'Calibri Light'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8da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style:font-name="Calibri Light" fo:font-family="'Calibri Light'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1:31:21.883943041</meta:creation-date>
    <meta:editing-duration>P0D</meta:editing-duration>
    <meta:editing-cycles>1</meta:editing-cycles>
    <meta:generator>LibreOffice/5.2.3.2$Linux_X86_64 LibreOffice_project/20m0$Build-2</meta:generator>
    <meta:document-statistic meta:table-count="0" meta:image-count="0" meta:object-count="0" meta:page-count="1" meta:paragraph-count="33" meta:word-count="152" meta:character-count="1941" meta:non-whitespace-character-count="1707"/>
  </office:meta>
</office:document-meta>
</file>